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7" table:number-rows-spanned="1">
            <text:p>Estimated model</text:p>
          </table:table-cell>
          <table:covered-table-cell table:style-name="ce1"/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6" table:number-rows-spanned="1">
            <text:p>Sequential failures and 2 payload cases</text:p>
          </table:table-cell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5"/>
          <table:table-cell table:style-name="ce3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5"/>
          <table:table-cell table:style-name="ce3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office:value-type="float" office:value="3.252" calcext:value-type="float">
            <text:p>3,252</text:p>
          </table:table-cell>
          <table:table-cell table:number-columns-repeated="5"/>
          <table:table-cell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office:value-type="float" office:value="6.914" calcext:value-type="float">
            <text:p>6,91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office:value-type="float" office:value="4.857" calcext:value-type="float">
            <text:p>4,85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3.995" calcext:value-type="float">
            <text:p>3,99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float" office:value="3.842" calcext:value-type="float">
            <text:p>3,842</text:p>
          </table:table-cell>
          <table:table-cell table:number-columns-repeated="5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float" office:value="6.989" calcext:value-type="float">
            <text:p>6,989</text:p>
          </table:table-cell>
          <table:table-cell table:number-columns-repeated="5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7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0/00/0000</text:date>, <text:time style:data-style-name="N2" text:time-value="13:50:49.017464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2-09T13:51:58.361414936</dc:date>
    <meta:editing-duration>PT1H14S</meta:editing-duration>
    <meta:editing-cycles>9</meta:editing-cycles>
    <meta:generator>LibreOffice/5.1.6.2$Linux_X86_64 LibreOffice_project/10m0$Build-2</meta:generator>
    <meta:document-statistic meta:table-count="1" meta:cell-count="75" meta:object-count="0"/>
  </office:meta>
</office:document-meta>
</file>